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margin-bottom="0in" style:line-height-at-least="0.1979in" fo:background-color="#FFFFFF"/>
    </style:style>
    <style:style style:name="T3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4" style:parent-style-name="DefaultParagraphFont" style:family="text">
      <style:text-properties style:font-name="Consolas" style:font-name-asian="Times New Roman" fo:color="#800000" fo:font-size="10.5pt" style:font-size-asian="10.5pt" style:font-size-complex="10.5pt" style:language-asian="bg" style:country-asian="BG"/>
    </style:style>
    <style:style style:name="T5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6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7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8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9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10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11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12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13" style:parent-style-name="DefaultParagraphFont" style:family="text">
      <style:text-properties style:font-name="Consolas" style:font-name-asian="Times New Roman" fo:color="#800000" fo:font-size="10.5pt" style:font-size-asian="10.5pt" style:font-size-complex="10.5pt" style:language-asian="bg" style:country-asian="BG"/>
    </style:style>
    <style:style style:name="P1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style:language-asian="bg" style:country-asian="BG"/>
    </style:style>
    <style:style style:name="P1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language="en" fo:country="US" style:language-asian="bg" style:country-asian="BG"/>
    </style:style>
    <style:style style:name="P1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language="en" fo:country="US" style:language-asian="bg" style:country-asian="BG"/>
    </style:style>
    <style:style style:name="P1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language="en" fo:country="US" style:language-asian="bg" style:country-asian="BG"/>
    </style:style>
    <style:style style:name="P18" style:parent-style-name="Normal" style:family="paragraph">
      <style:paragraph-properties style:line-height-at-least="0.1979in" fo:background-color="#FFFFFF"/>
    </style:style>
    <style:style style:name="T19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20" style:parent-style-name="DefaultParagraphFont" style:family="text">
      <style:text-properties style:font-name="Consolas" style:font-name-asian="Times New Roman" fo:font-size="10.5pt" style:font-size-asian="10.5pt" style:font-size-complex="10.5pt" fo:language="en" fo:country="US" style:language-asian="bg" style:country-asian="BG"/>
    </style:style>
    <style:style style:name="T21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22" style:parent-style-name="DefaultParagraphFont" style:family="text">
      <style:text-properties style:font-name="Consolas" style:font-name-asian="Times New Roman" fo:color="#FF0000" fo:font-size="10.5pt" style:font-size-asian="10.5pt" style:font-size-complex="10.5pt" fo:language="en" fo:country="US" style:language-asian="bg" style:country-asian="BG"/>
    </style:style>
    <style:style style:name="T23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24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25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26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27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28" style:parent-style-name="DefaultParagraphFont" style:family="text">
      <style:text-properties style:font-name="Consolas" style:font-name-asian="Times New Roman" fo:color="#000000" fo:font-size="10.5pt" style:font-size-asian="10.5pt" style:font-size-complex="10.5pt" fo:language="en" fo:country="US" style:language-asian="bg" style:country-asian="BG"/>
    </style:style>
    <style:style style:name="T29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30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31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P32" style:parent-style-name="Normal" style:family="paragraph">
      <style:paragraph-properties style:line-height-at-least="0.1979in" fo:background-color="#FFFFFF"/>
    </style:style>
    <style:style style:name="T33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4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5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6" style:parent-style-name="DefaultParagraphFont" style:family="text">
      <style:text-properties style:font-name="Consolas" style:font-name-asian="Times New Roman" fo:font-size="10.5pt" style:font-size-asian="10.5pt" style:font-size-complex="10.5pt" fo:language="en" fo:country="US" style:language-asian="bg" style:country-asian="BG"/>
    </style:style>
    <style:style style:name="T37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8" style:parent-style-name="DefaultParagraphFont" style:family="text">
      <style:text-properties style:font-name="Consolas" style:font-name-asian="Times New Roman" fo:font-size="10.5pt" style:font-size-asian="10.5pt" style:font-size-complex="10.5pt" fo:language="en" fo:country="US" style:language-asian="bg" style:country-asian="BG"/>
    </style:style>
    <style:style style:name="T39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40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41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42" style:parent-style-name="DefaultParagraphFont" style:family="text">
      <style:text-properties style:font-name="Consolas" style:font-name-asian="Times New Roman" fo:color="#001080" fo:font-size="10.5pt" style:font-size-asian="10.5pt" style:font-size-complex="10.5pt" style:language-asian="bg" style:country-asian="BG"/>
    </style:style>
    <style:style style:name="T43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44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45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46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47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P48" style:parent-style-name="Normal" style:family="paragraph">
      <style:paragraph-properties style:line-height-at-least="0.1979in" fo:background-color="#FFFFFF"/>
      <style:text-properties style:font-name="Consolas" style:font-name-asian="Times New Roman" fo:color="#000000" fo:font-size="10.5pt" style:font-size-asian="10.5pt" style:font-size-complex="10.5pt" fo:language="en" fo:country="US" style:language-asian="bg" style:country-asian="BG"/>
    </style:style>
    <style:style style:name="P4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language="en" fo:country="US" style:language-asian="bg" style:country-asian="BG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pm i<text:s/></text:p>
      <text:p text:style-name="P2"><text:span text:style-name="T3">ИНИЦИАЛИЗИРАНЕ   <text:s/></text:span><text:span text:style-name="T4">&lt;script</text:span><text:span text:style-name="T5"><text:s/></text:span><text:span text:style-name="T6">src</text:span><text:span text:style-name="T7">=</text:span><text:span text:style-name="T8">"/src/app.js"</text:span><text:span text:style-name="T9"><text:s/></text:span><text:span text:style-name="T10">type</text:span><text:span text:style-name="T11">=</text:span><text:span text:style-name="T12">"module"</text:span><text:span text:style-name="T13">&gt;&lt;/script&gt;</text:span></text:p>
      <text:p text:style-name="P14"/>
      <text:p text:style-name="P15">npm run start</text:p>
      <text:p text:style-name="P16">npm run test</text:p>
      <text:p text:style-name="P17"/>
      <text:p text:style-name="P18"><text:span text:style-name="T19">За<text:s/></text:span><text:span text:style-name="T20">logout<text:s/></text:span><text:span text:style-name="T21">бутон в навигация</text:span><text:span text:style-name="T22"><text:s/></text:span><text:span text:style-name="T23"><text:s/></text:span><text:span text:style-name="T24">-<text:s/></text:span><text:span text:style-name="T25">id</text:span><text:span text:style-name="T26">=</text:span><text:span text:style-name="T27">"logoutBtn"</text:span><text:span text:style-name="T28"><text:s/></text:span><text:span text:style-name="T29">href</text:span><text:span text:style-name="T30">=</text:span><text:span text:style-name="T31">"javascript:void(0)"</text:span></text:p>
      <text:p text:style-name="P32"><text:span text:style-name="T33"><draw:frame draw:z-index="251668480" draw:id="id0" draw:style-name="a0" draw:name="Ink 6" text:anchor-type="paragraph" svg:x="1.53819in" svg:y="0.15347in" svg:width="4.00347in" svg:height="0.11944in" style:rel-width="scale" style:rel-height="scale"><draw:image xlink:href="media/image1.png" xlink:type="simple" xlink:show="embed" xlink:actuate="onLoad"/><svg:title/><svg:desc/></draw:frame></text:span><text:span text:style-name="T34"><draw:frame draw:z-index="251665408" draw:style-name="a1" draw:name="Ink 7" text:anchor-type="paragraph" svg:x="0.40762in" svg:y="-0.00351in" svg:width="0.25069in" svg:height="0.28264in" style:rel-width="scale" style:rel-height="scale"><draw:image xlink:href="media/image2.png" xlink:type="simple" xlink:show="embed" xlink:actuate="onLoad"/><svg:title/><svg:desc/></draw:frame></text:span><text:span text:style-name="T35">За</text:span><text:span text:style-name="T36"><text:s/></text:span><text:span text:style-name="T37">ивент на форма<text:s/></text:span><text:span text:style-name="T38">-<text:s/></text:span><text:span text:style-name="T39">@submit</text:span><text:span text:style-name="T40">=</text:span><text:span text:style-name="T41">${</text:span><text:span text:style-name="T42">onSubmit</text:span><text:span text:style-name="T43">}</text:span><text:span text:style-name="T44"><text:s/></text:span><text:span text:style-name="T45"><text:tab/></text:span><text:span text:style-name="T46"><text:tab/>@click=$</text:span><text:span text:style-name="T47">{onDelete}</text:span></text:p>
      <text:p text:style-name="P48"/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ya Dimitrova</meta:initial-creator>
    <dc:creator>Milya Dimitrova</dc:creator>
    <meta:creation-date>2021-11-24T11:42:00Z</meta:creation-date>
    <dc:date>2021-12-03T14:34:00Z</dc:date>
    <meta:template xlink:href="Normal" xlink:type="simple"/>
    <meta:editing-cycles>6</meta:editing-cycles>
    <meta:editing-duration>PT88260S</meta:editing-duration>
    <meta:document-statistic meta:page-count="1" meta:paragraph-count="1" meta:word-count="36" meta:character-count="242" meta:row-count="1" meta:non-whitespace-character-count="207"/>
  </office:meta>
</office:document-meta>
</file>